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9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</style:style>
    <style:style style:name="T481" style:parent-style-name="Fonteparág.padrão" style:family="text"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1" text:continue-numbering="true">
        <text:list-item>
          <text:p text:style-name="P1">QR923144444BR</text:p>
        </text:list-item>
        <text:list-item>
          <text:p text:style-name="P314">QR922376084BR</text:p>
        </text:list-item>
        <text:list-item>
          <text:p text:style-name="P315">SY528761306BR</text:p>
        </text:list-item>
        <text:list-item>
          <text:p text:style-name="P316">QR926044048BR</text:p>
        </text:list-item>
        <text:list-item>
          <text:p text:style-name="P317">SY522419257BR</text:p>
        </text:list-item>
        <text:list-item>
          <text:p text:style-name="P318">QR922181763BR</text:p>
        </text:list-item>
        <text:list-item>
          <text:p text:style-name="P319">SY526866079BR</text:p>
        </text:list-item>
        <text:list-item>
          <text:p text:style-name="P320">SY528695200BR</text:p>
        </text:list-item>
        <text:list-item>
          <text:p text:style-name="P321">SY528687526BR</text:p>
        </text:list-item>
        <text:list-item>
          <text:p text:style-name="P322">SY522506367BR</text:p>
        </text:list-item>
        <text:list-item>
          <text:p text:style-name="P323">QR923106980BR</text:p>
        </text:list-item>
        <text:list-item>
          <text:p text:style-name="P324">SY528834079BR</text:p>
        </text:list-item>
        <text:list-item>
          <text:p text:style-name="P325">SY528818062BR</text:p>
        </text:list-item>
        <text:list-item>
          <text:p text:style-name="P326">SY528795429BR</text:p>
        </text:list-item>
        <text:list-item>
          <text:p text:style-name="P327">QR925216767BR</text:p>
        </text:list-item>
        <text:list-item>
          <text:p text:style-name="P328">SY528727375BR</text:p>
        </text:list-item>
        <text:list-item>
          <text:p text:style-name="P329">QR922215100BR</text:p>
        </text:list-item>
        <text:list-item>
          <text:p text:style-name="P330">SY522466645BR</text:p>
        </text:list-item>
        <text:list-item>
          <text:p text:style-name="P331">QR926067741BR</text:p>
        </text:list-item>
        <text:list-item>
          <text:p text:style-name="P332">QR926090127BR</text:p>
        </text:list-item>
        <text:list-item>
          <text:p text:style-name="P333">SY528822190BR</text:p>
        </text:list-item>
        <text:list-item>
          <text:p text:style-name="P334">SY528817835BR</text:p>
        </text:list-item>
        <text:list-item>
          <text:p text:style-name="P335">SY528775910BR</text:p>
        </text:list-item>
        <text:list-item>
          <text:p text:style-name="P336">SY528725839BR</text:p>
        </text:list-item>
        <text:list-item>
          <text:p text:style-name="P337">SY522377849BR</text:p>
        </text:list-item>
        <text:list-item>
          <text:p text:style-name="P338">SY528685556BR</text:p>
        </text:list-item>
        <text:list-item>
          <text:p text:style-name="P339">QR925234743BR</text:p>
        </text:list-item>
        <text:list-item>
          <text:p text:style-name="P340">SY526833433BR</text:p>
        </text:list-item>
        <text:list-item>
          <text:p text:style-name="P341">SY526877920BR</text:p>
        </text:list-item>
        <text:list-item>
          <text:p text:style-name="P342">SY529664932BR</text:p>
        </text:list-item>
        <text:list-item>
          <text:p text:style-name="P343">QR920359596BR</text:p>
        </text:list-item>
        <text:list-item>
          <text:p text:style-name="P344">SY528804655BR</text:p>
        </text:list-item>
        <text:list-item>
          <text:p text:style-name="P345">QR926409959BR</text:p>
        </text:list-item>
        <text:list-item>
          <text:p text:style-name="P346">SY529637883BR</text:p>
        </text:list-item>
        <text:list-item>
          <text:p text:style-name="P347">QR922394295BR</text:p>
        </text:list-item>
        <text:list-item>
          <text:p text:style-name="P348">SY528786736BR</text:p>
        </text:list-item>
        <text:list-item>
          <text:p text:style-name="P349">SY526858293BR</text:p>
        </text:list-item>
        <text:list-item>
          <text:p text:style-name="P350">QR926114101BR</text:p>
        </text:list-item>
        <text:list-item>
          <text:p text:style-name="P351">QR926747293BR</text:p>
        </text:list-item>
        <text:list-item>
          <text:p text:style-name="P352">QR920364809BR</text:p>
        </text:list-item>
        <text:list-item>
          <text:p text:style-name="P353">SY528826293BR</text:p>
        </text:list-item>
        <text:list-item>
          <text:p text:style-name="P354">QR920322123BR</text:p>
        </text:list-item>
        <text:list-item>
          <text:p text:style-name="P355">QR922170329BR</text:p>
        </text:list-item>
        <text:list-item>
          <text:p text:style-name="P356">SY529668055BR</text:p>
        </text:list-item>
        <text:list-item>
          <text:p text:style-name="P357">QR924882300BR</text:p>
        </text:list-item>
        <text:list-item>
          <text:p text:style-name="P358">SY522370430BR</text:p>
        </text:list-item>
        <text:list-item>
          <text:p text:style-name="P359">SY522491441BR</text:p>
        </text:list-item>
        <text:list-item>
          <text:p text:style-name="P360">SY526948095BR</text:p>
        </text:list-item>
        <text:list-item>
          <text:p text:style-name="P361">SY526837775BR</text:p>
        </text:list-item>
        <text:list-item>
          <text:p text:style-name="P362">QR926409335BR</text:p>
        </text:list-item>
        <text:list-item>
          <text:p text:style-name="P363">SY526862275BR</text:p>
        </text:list-item>
        <text:list-item>
          <text:p text:style-name="P364">QR923138112BR</text:p>
        </text:list-item>
        <text:list-item>
          <text:p text:style-name="P365">QR922262144BR</text:p>
        </text:list-item>
        <text:list-item>
          <text:p text:style-name="P366">SY522454449BR</text:p>
        </text:list-item>
        <text:list-item>
          <text:p text:style-name="P367">SY522467822BR</text:p>
        </text:list-item>
        <text:list-item>
          <text:p text:style-name="P368">QR926789214BR</text:p>
        </text:list-item>
        <text:list-item>
          <text:p text:style-name="P369">QR923154177BR</text:p>
        </text:list-item>
        <text:list-item>
          <text:p text:style-name="P370">QR925223502BR</text:p>
        </text:list-item>
        <text:list-item>
          <text:p text:style-name="P371">QR922220949BR</text:p>
        </text:list-item>
        <text:list-item>
          <text:p text:style-name="P372">QR924926310BR</text:p>
        </text:list-item>
        <text:list-item>
          <text:p text:style-name="P373">SY522423614BR</text:p>
        </text:list-item>
        <text:list-item>
          <text:p text:style-name="P374">SY526947285BR</text:p>
        </text:list-item>
        <text:list-item>
          <text:p text:style-name="P375">QR926448475BR</text:p>
        </text:list-item>
        <text:list-item>
          <text:p text:style-name="P376">QR924864473BR</text:p>
        </text:list-item>
        <text:list-item>
          <text:p text:style-name="P377">SY526955091BR</text:p>
        </text:list-item>
        <text:list-item>
          <text:p text:style-name="P378">SY529686178BR</text:p>
        </text:list-item>
        <text:list-item>
          <text:p text:style-name="P379">SY528664074BR</text:p>
        </text:list-item>
        <text:list-item>
          <text:p text:style-name="P380">QR923115726BR</text:p>
        </text:list-item>
        <text:list-item>
          <text:p text:style-name="P381">QR922424981BR</text:p>
        </text:list-item>
        <text:list-item>
          <text:p text:style-name="P382">QR926098749BR</text:p>
        </text:list-item>
        <text:list-item>
          <text:p text:style-name="P383">SY528671150BR</text:p>
        </text:list-item>
        <text:list-item>
          <text:p text:style-name="P384">QR925269535BR</text:p>
        </text:list-item>
        <text:list-item>
          <text:p text:style-name="P385">QR925480364BR</text:p>
        </text:list-item>
        <text:list-item>
          <text:p text:style-name="P386">SY529638566BR</text:p>
        </text:list-item>
        <text:list-item>
          <text:p text:style-name="P387">QR926420680BR</text:p>
        </text:list-item>
        <text:list-item>
          <text:p text:style-name="P388">QR926104550BR</text:p>
        </text:list-item>
        <text:list-item>
          <text:p text:style-name="P389">QR922185898BR</text:p>
        </text:list-item>
        <text:list-item>
          <text:p text:style-name="P390">SY522477714BR</text:p>
        </text:list-item>
        <text:list-item>
          <text:p text:style-name="P391">QR924853952BR</text:p>
        </text:list-item>
        <text:list-item>
          <text:p text:style-name="P392">QR926801198BR</text:p>
        </text:list-item>
        <text:list-item>
          <text:p text:style-name="P393">QR926470363BR</text:p>
        </text:list-item>
        <text:list-item>
          <text:p text:style-name="P394">SY522467650BR</text:p>
        </text:list-item>
        <text:list-item>
          <text:p text:style-name="P395">QR923963452BR</text:p>
        </text:list-item>
        <text:list-item>
          <text:p text:style-name="P396">QR923068779BR</text:p>
        </text:list-item>
        <text:list-item>
          <text:p text:style-name="P397">SY528766484BR</text:p>
        </text:list-item>
        <text:list-item>
          <text:p text:style-name="P398">QR922023351BR</text:p>
        </text:list-item>
        <text:list-item>
          <text:p text:style-name="P399">SY522430062BR</text:p>
        </text:list-item>
        <text:list-item>
          <text:p text:style-name="P400">QR925224220BR</text:p>
        </text:list-item>
        <text:list-item>
          <text:p text:style-name="P401">QR922253859BR</text:p>
        </text:list-item>
        <text:list-item>
          <text:p text:style-name="P402">SY526824428BR</text:p>
        </text:list-item>
        <text:list-item>
          <text:p text:style-name="P403">QR923979449BR</text:p>
        </text:list-item>
        <text:list-item>
          <text:p text:style-name="P404">SY522359235BR</text:p>
        </text:list-item>
        <text:list-item>
          <text:p text:style-name="P405">QR926118488BR</text:p>
        </text:list-item>
        <text:list-item>
          <text:p text:style-name="P406">SY526929366BR</text:p>
        </text:list-item>
        <text:list-item>
          <text:p text:style-name="P407">QR921927775BR</text:p>
        </text:list-item>
        <text:list-item>
          <text:p text:style-name="P408">SY522407449BR</text:p>
        </text:list-item>
        <text:list-item>
          <text:p text:style-name="P409">SY528833952BR</text:p>
        </text:list-item>
        <text:list-item>
          <text:p text:style-name="P410">QR921947491BR</text:p>
        </text:list-item>
        <text:list-item>
          <text:p text:style-name="P411">QR922385687BR</text:p>
        </text:list-item>
        <text:list-item>
          <text:p text:style-name="P412">QR924895728BR</text:p>
        </text:list-item>
        <text:list-item>
          <text:p text:style-name="P413">QR924928545BR</text:p>
        </text:list-item>
        <text:list-item>
          <text:p text:style-name="P414">QR924869303BR</text:p>
        </text:list-item>
        <text:list-item>
          <text:p text:style-name="P415">SY526928935BR</text:p>
        </text:list-item>
        <text:list-item>
          <text:p text:style-name="P416">QR920370322BR</text:p>
        </text:list-item>
        <text:list-item>
          <text:p text:style-name="P417">SY522508703BR</text:p>
        </text:list-item>
        <text:list-item>
          <text:p text:style-name="P418">SY522356764BR</text:p>
        </text:list-item>
        <text:list-item>
          <text:p text:style-name="P419">QR924883565BR</text:p>
        </text:list-item>
        <text:list-item>
          <text:p text:style-name="P420">SY528840794BR</text:p>
        </text:list-item>
        <text:list-item>
          <text:p text:style-name="P421">QR922017081BR</text:p>
        </text:list-item>
        <text:list-item>
          <text:p text:style-name="P422">SY522378257BR</text:p>
        </text:list-item>
        <text:list-item>
          <text:p text:style-name="P423">QR921943565BR</text:p>
        </text:list-item>
        <text:list-item>
          <text:p text:style-name="P424">QR926382275BR</text:p>
        </text:list-item>
        <text:list-item>
          <text:p text:style-name="P425">QR922451219BR</text:p>
        </text:list-item>
        <text:list-item>
          <text:p text:style-name="P426">QR926731007BR</text:p>
        </text:list-item>
        <text:list-item>
          <text:p text:style-name="P427">SY528844062BR</text:p>
        </text:list-item>
        <text:list-item>
          <text:p text:style-name="P428">SY528784222BR</text:p>
        </text:list-item>
        <text:list-item>
          <text:p text:style-name="P429">SY528821804BR</text:p>
        </text:list-item>
        <text:list-item>
          <text:p text:style-name="P430">QR926412564BR</text:p>
        </text:list-item>
        <text:list-item>
          <text:p text:style-name="P431">QR924005744BR</text:p>
        </text:list-item>
        <text:list-item>
          <text:p text:style-name="P432">SY528751140BR</text:p>
        </text:list-item>
        <text:list-item>
          <text:p text:style-name="P433">SY528783227BR</text:p>
        </text:list-item>
        <text:list-item>
          <text:p text:style-name="P434">SY528721050BR</text:p>
        </text:list-item>
        <text:list-item>
          <text:p text:style-name="P435">QR922367785BR</text:p>
        </text:list-item>
        <text:list-item>
          <text:p text:style-name="P436">QR925248190BR</text:p>
        </text:list-item>
        <text:list-item>
          <text:p text:style-name="P437">SY526823405BR</text:p>
        </text:list-item>
        <text:list-item>
          <text:p text:style-name="P438">SY522376715BR</text:p>
        </text:list-item>
        <text:list-item>
          <text:p text:style-name="P439">SY526792209BR</text:p>
        </text:list-item>
        <text:list-item>
          <text:p text:style-name="P440">SY522392112BR</text:p>
        </text:list-item>
        <text:list-item>
          <text:p text:style-name="P441">QR925243189BR</text:p>
        </text:list-item>
        <text:list-item>
          <text:p text:style-name="P442">SY528690573BR</text:p>
        </text:list-item>
        <text:list-item>
          <text:p text:style-name="P443">SY528767581BR</text:p>
        </text:list-item>
        <text:list-item>
          <text:p text:style-name="P444">SY522398398BR</text:p>
        </text:list-item>
        <text:list-item>
          <text:p text:style-name="P445">SY522387925BR</text:p>
        </text:list-item>
        <text:list-item>
          <text:p text:style-name="P446">SY526835995BR</text:p>
        </text:list-item>
        <text:list-item>
          <text:p text:style-name="P447">QR926418261BR</text:p>
        </text:list-item>
        <text:list-item>
          <text:p text:style-name="P448">SY526959354BR</text:p>
        </text:list-item>
        <text:list-item>
          <text:p text:style-name="P449">QR922437676BR</text:p>
        </text:list-item>
        <text:list-item>
          <text:p text:style-name="P450">QR925444375BR</text:p>
        </text:list-item>
        <text:list-item>
          <text:p text:style-name="P451">SY522448695BR</text:p>
        </text:list-item>
        <text:list-item>
          <text:p text:style-name="P452">QR922423266BR</text:p>
        </text:list-item>
        <text:list-item>
          <text:p text:style-name="P453">QR923988105BR</text:p>
        </text:list-item>
        <text:list-item>
          <text:p text:style-name="P454">SY522443446BR</text:p>
        </text:list-item>
        <text:list-item>
          <text:p text:style-name="P455">QR924861313BR</text:p>
        </text:list-item>
        <text:list-item>
          <text:p text:style-name="P456">QR920323897BR</text:p>
        </text:list-item>
        <text:list-item>
          <text:p text:style-name="P457">SY522337195BR</text:p>
        </text:list-item>
        <text:list-item>
          <text:p text:style-name="P458">QR925249907BR</text:p>
        </text:list-item>
        <text:list-item>
          <text:p text:style-name="P459">SY528680908BR</text:p>
        </text:list-item>
        <text:list-item>
          <text:p text:style-name="P460">QR920365469BR</text:p>
        </text:list-item>
        <text:list-item>
          <text:p text:style-name="P461">SY526806835BR</text:p>
        </text:list-item>
        <text:list-item>
          <text:p text:style-name="P462">SY522396573BR</text:p>
        </text:list-item>
        <text:list-item>
          <text:p text:style-name="P463">QR921963171BR</text:p>
        </text:list-item>
        <text:list-item>
          <text:p text:style-name="P464">QR921927015BR</text:p>
        </text:list-item>
        <text:list-item>
          <text:p text:style-name="P465">SY522467685BR</text:p>
        </text:list-item>
        <text:list-item>
          <text:p text:style-name="P466">QR922434666BR</text:p>
        </text:list-item>
        <text:list-item>
          <text:p text:style-name="P467">QR922229625BR</text:p>
        </text:list-item>
        <text:list-item>
          <text:p text:style-name="P468">QR922216025BR</text:p>
        </text:list-item>
        <text:list-item>
          <text:p text:style-name="P469">QR922461763BR</text:p>
        </text:list-item>
        <text:list-item>
          <text:p text:style-name="P470">SY528682055BR</text:p>
        </text:list-item>
        <text:list-item>
          <text:p text:style-name="P471">QR924858685BR</text:p>
        </text:list-item>
        <text:list-item>
          <text:p text:style-name="P472">QR925184260BR</text:p>
        </text:list-item>
        <text:list-item>
          <text:p text:style-name="P473">QR924036738BR</text:p>
        </text:list-item>
        <text:list-item>
          <text:p text:style-name="P474">SY526954944BR</text:p>
        </text:list-item>
        <text:list-item>
          <text:p text:style-name="P475">SY526923788BR</text:p>
        </text:list-item>
        <text:list-item>
          <text:p text:style-name="P476">SY522331966BR</text:p>
        </text:list-item>
        <text:list-item>
          <text:p text:style-name="P477">QR920363366BR</text:p>
        </text:list-item>
        <text:list-item>
          <text:p text:style-name="P478">SY526940865BR</text:p>
        </text:list-item>
        <text:list-item>
          <text:p text:style-name="P479">QR922230800BR</text:p>
        </text:list-item>
        <text:list-item>
          <text:p text:style-name="P480"><text:span text:style-name="T481">QR921942565BR</text:span></text:p>
        </text:list-item>
        <text:list-item>
          <text:p text:style-name="P482">SY529694041BR</text:p>
        </text:list-item>
        <text:list-item>
          <text:p text:style-name="P483">SY528819880BR</text:p>
        </text:list-item>
        <text:list-item>
          <text:p text:style-name="P484">QR924848904BR</text:p>
        </text:list-item>
        <text:list-item>
          <text:p text:style-name="P485">QR922203968BR</text:p>
        </text:list-item>
        <text:list-item>
          <text:p text:style-name="P486">QR920365676BR</text:p>
        </text:list-item>
        <text:list-item>
          <text:p text:style-name="P487">SY529642835BR</text:p>
        </text:list-item>
        <text:list-item>
          <text:p text:style-name="P488">SY529644270BR</text:p>
        </text:list-item>
        <text:list-item>
          <text:p text:style-name="P489">SY522449205BR</text:p>
        </text:list-item>
        <text:list-item>
          <text:p text:style-name="P490">QR925218119BR</text:p>
        </text:list-item>
        <text:list-item>
          <text:p text:style-name="P491">SY526918709BR</text:p>
        </text:list-item>
        <text:list-item>
          <text:p text:style-name="P492">QR926432250BR</text:p>
        </text:list-item>
        <text:list-item>
          <text:p text:style-name="P493">QR925475832BR</text:p>
        </text:list-item>
        <text:list-item>
          <text:p text:style-name="P494">SY522370372BR</text:p>
        </text:list-item>
        <text:list-item>
          <text:p text:style-name="P495">QR922373352BR</text:p>
        </text:list-item>
        <text:list-item>
          <text:p text:style-name="P496">QR922255660BR</text:p>
        </text:list-item>
        <text:list-item>
          <text:p text:style-name="P497">QR926454122BR</text:p>
        </text:list-item>
        <text:list-item>
          <text:p text:style-name="P498">SY522386925BR</text:p>
        </text:list-item>
        <text:list-item>
          <text:p text:style-name="P499">QR926705585BR</text:p>
        </text:list-item>
        <text:list-item>
          <text:p text:style-name="P500">SY522494862BR</text:p>
        </text:list-item>
        <text:list-item>
          <text:p text:style-name="P501">Qr923114442br</text:p>
        </text:list-item>
        <text:list-item>
          <text:p text:style-name="P502">Sy528825355br</text:p>
        </text:list-item>
        <text:list-item>
          <text:p text:style-name="P503">Sy522410880br</text:p>
        </text:list-item>
        <text:list-item>
          <text:p text:style-name="P504">Sy528747922br</text:p>
        </text:list-item>
        <text:list-item>
          <text:p text:style-name="P505">Qr922227774br</text:p>
        </text:list-item>
        <text:list-item>
          <text:p text:style-name="P506">Qr926763319br</text:p>
        </text:list-item>
        <text:list-item>
          <text:p text:style-name="P507">Qr926710948br</text:p>
        </text:list-item>
        <text:list-item>
          <text:p text:style-name="P508">Qr925227711br</text:p>
        </text:list-item>
        <text:list-item>
          <text:p text:style-name="P509">Sy528749985br</text:p>
        </text:list-item>
        <text:list-item>
          <text:p text:style-name="P510">QR925459273BR</text:p>
        </text:list-item>
        <text:list-item>
          <text:p text:style-name="P511">QR925526052BR</text:p>
        </text:list-item>
        <text:list-item>
          <text:p text:style-name="P512">SY528712778BR</text:p>
        </text:list-item>
        <text:list-item>
          <text:p text:style-name="P513">SY528752851BR</text:p>
        </text:list-item>
        <text:list-item>
          <text:p text:style-name="P514">QR926095274BR</text:p>
        </text:list-item>
        <text:list-item>
          <text:p text:style-name="P515">QR924836217BR</text:p>
        </text:list-item>
        <text:list-item>
          <text:p text:style-name="P516">QR922181763BR</text:p>
        </text:list-item>
        <text:list-item>
          <text:p text:style-name="P517">SY526926824BR</text:p>
        </text:list-item>
        <text:list-item>
          <text:p text:style-name="P518">QR920341167BR</text:p>
        </text:list-item>
        <text:list-item>
          <text:p text:style-name="P519">SY522387109BR</text:p>
        </text:list-item>
        <text:list-item>
          <text:p text:style-name="P520">SY522375729BR</text:p>
        </text:list-item>
        <text:list-item>
          <text:p text:style-name="P521">SY526791472BR</text:p>
        </text:list-item>
        <text:list-item>
          <text:p text:style-name="P522">SY522485446BR</text:p>
        </text:list-item>
        <text:list-item>
          <text:p text:style-name="P523">QR923073283BR</text:p>
        </text:list-item>
        <text:list-item>
          <text:p text:style-name="P524">QR924864005BR</text:p>
        </text:list-item>
        <text:list-item>
          <text:p text:style-name="P525">QR924925950BR</text:p>
        </text:list-item>
        <text:list-item>
          <text:p text:style-name="P526">SY522349953BR</text:p>
        </text:list-item>
        <text:list-item>
          <text:p text:style-name="P527">QR923948469BR</text:p>
        </text:list-item>
        <text:list-item>
          <text:p text:style-name="P528">SY522433687BR</text:p>
        </text:list-item>
        <text:list-item>
          <text:p text:style-name="P529">QR926450721BR</text:p>
        </text:list-item>
        <text:list-item>
          <text:p text:style-name="P530">QR926737296BR</text:p>
        </text:list-item>
        <text:list-item>
          <text:p text:style-name="P531">QR926426104BR</text:p>
        </text:list-item>
        <text:list-item>
          <text:p text:style-name="P532">QR926765867BR</text:p>
        </text:list-item>
        <text:list-item>
          <text:p text:style-name="P533">QR924002385BR</text:p>
        </text:list-item>
        <text:list-item>
          <text:p text:style-name="P534">QR923122007BR</text:p>
        </text:list-item>
        <text:list-item>
          <text:p text:style-name="P535">QR925247821BR</text:p>
        </text:list-item>
        <text:list-item>
          <text:p text:style-name="P536">SY526928808BR</text:p>
        </text:list-item>
        <text:list-item>
          <text:p text:style-name="P537">QR921964305BR</text:p>
        </text:list-item>
        <text:list-item>
          <text:p text:style-name="P538">SY522471393BR</text:p>
        </text:list-item>
        <text:list-item>
          <text:p text:style-name="P539">QR922192531BR</text:p>
        </text:list-item>
        <text:list-item>
          <text:p text:style-name="P540">QR922248981BR</text:p>
        </text:list-item>
        <text:list-item>
          <text:p text:style-name="P541">QR926416019BR</text:p>
        </text:list-item>
        <text:list-item>
          <text:p text:style-name="P542">QR923122656BR</text:p>
        </text:list-item>
        <text:list-item>
          <text:p text:style-name="P543">QR922174904BR</text:p>
        </text:list-item>
        <text:list-item>
          <text:p text:style-name="P544">QR923094147BR</text:p>
        </text:list-item>
        <text:list-item>
          <text:p text:style-name="P545">QR926730077BR</text:p>
        </text:list-item>
        <text:list-item>
          <text:p text:style-name="P546">SY528847355BR</text:p>
        </text:list-item>
        <text:list-item>
          <text:p text:style-name="P547">SY529637203BR</text:p>
        </text:list-item>
        <text:list-item>
          <text:p text:style-name="P548">SY522450376BR</text:p>
        </text:list-item>
        <text:list-item>
          <text:p text:style-name="P549">QR922408431BR</text:p>
        </text:list-item>
        <text:list-item>
          <text:p text:style-name="P550">SY528706741BR</text:p>
        </text:list-item>
        <text:list-item>
          <text:p text:style-name="P551">QR926380040BR</text:p>
        </text:list-item>
        <text:list-item>
          <text:p text:style-name="P552">QR926427158BR</text:p>
        </text:list-item>
        <text:list-item>
          <text:p text:style-name="P553">SY522393458BR</text:p>
        </text:list-item>
        <text:list-item>
          <text:p text:style-name="P554">SY526797869BR</text:p>
        </text:list-item>
        <text:list-item>
          <text:p text:style-name="P555">QR921993289BR</text:p>
        </text:list-item>
        <text:list-item>
          <text:p text:style-name="P556">SY526792875BR</text:p>
        </text:list-item>
        <text:list-item>
          <text:p text:style-name="P557">QR925459375BR</text:p>
        </text:list-item>
        <text:list-item>
          <text:p text:style-name="P558">QR921960073BR</text:p>
        </text:list-item>
        <text:list-item>
          <text:p text:style-name="P559">QR921962233BR</text:p>
        </text:list-item>
        <text:list-item>
          <text:p text:style-name="P560">QR922376226BR</text:p>
        </text:list-item>
        <text:list-item>
          <text:p text:style-name="P561">QR924856066BR</text:p>
        </text:list-item>
        <text:list-item>
          <text:p text:style-name="P562">QR922385418BR</text:p>
        </text:list-item>
        <text:list-item>
          <text:p text:style-name="P563">SY528807657BR</text:p>
        </text:list-item>
        <text:list-item>
          <text:p text:style-name="P564">QR925212663BR</text:p>
        </text:list-item>
        <text:list-item>
          <text:p text:style-name="P565">QR926129755BR</text:p>
        </text:list-item>
        <text:list-item>
          <text:p text:style-name="P566">SY528735589BR</text:p>
        </text:list-item>
        <text:list-item>
          <text:p text:style-name="P567">QR921996855BR</text:p>
        </text:list-item>
        <text:list-item>
          <text:p text:style-name="P568">QR925450115BR</text:p>
        </text:list-item>
        <text:list-item>
          <text:p text:style-name="P569">QR925514045BR</text:p>
        </text:list-item>
        <text:list-item>
          <text:p text:style-name="P570">QR926803843BR</text:p>
        </text:list-item>
        <text:list-item>
          <text:p text:style-name="P571">SY526843339BR</text:p>
        </text:list-item>
        <text:list-item>
          <text:p text:style-name="P572">QR924898857BR</text:p>
        </text:list-item>
        <text:list-item>
          <text:p text:style-name="P573">QR924043597BR</text:p>
        </text:list-item>
        <text:list-item>
          <text:p text:style-name="P574">QR924845810BR</text:p>
        </text:list-item>
        <text:list-item>
          <text:p text:style-name="P575">SY528743055BR</text:p>
        </text:list-item>
        <text:list-item>
          <text:p text:style-name="P576">SY522415913BR</text:p>
        </text:list-item>
        <text:list-item>
          <text:p text:style-name="P577">QR922386197BR</text:p>
        </text:list-item>
        <text:list-item>
          <text:p text:style-name="P578">QR923121465BR</text:p>
        </text:list-item>
        <text:list-item>
          <text:p text:style-name="P579">QR923130737BR</text:p>
        </text:list-item>
        <text:list-item>
          <text:p text:style-name="P580">QR922397005BR</text:p>
        </text:list-item>
        <text:list-item>
          <text:p text:style-name="P581">QR926064983BR</text:p>
        </text:list-item>
        <text:list-item>
          <text:p text:style-name="P582">QR924037628BR</text:p>
        </text:list-item>
        <text:list-item>
          <text:p text:style-name="P583">QR926453643BR</text:p>
        </text:list-item>
        <text:list-item>
          <text:p text:style-name="P584">QR926786155BR</text:p>
        </text:list-item>
        <text:list-item>
          <text:p text:style-name="P585">QR923967692BR</text:p>
        </text:list-item>
        <text:list-item>
          <text:p text:style-name="P586">QR924007484BR</text:p>
        </text:list-item>
        <text:list-item>
          <text:p text:style-name="P587">QR924017495BR</text:p>
        </text:list-item>
        <text:list-item>
          <text:p text:style-name="P588">QR924886363BR</text:p>
        </text:list-item>
        <text:list-item>
          <text:p text:style-name="P589">SY526967846BR</text:p>
        </text:list-item>
        <text:list-item>
          <text:p text:style-name="P590">SY528847996BR</text:p>
        </text:list-item>
        <text:list-item>
          <text:p text:style-name="P591">QR922395260BR</text:p>
        </text:list-item>
        <text:list-item>
          <text:p text:style-name="P592">SY529649334BR</text:p>
        </text:list-item>
        <text:list-item>
          <text:p text:style-name="P593">SY522336481BR</text:p>
        </text:list-item>
        <text:list-item>
          <text:p text:style-name="P594">SY384724653BR</text:p>
        </text:list-item>
        <text:list-item>
          <text:p text:style-name="P595">QR923069479BR</text:p>
        </text:list-item>
        <text:list-item>
          <text:p text:style-name="P596">QR925249765BR</text:p>
        </text:list-item>
        <text:list-item>
          <text:p text:style-name="P597">SY526866935BR</text:p>
        </text:list-item>
        <text:list-item>
          <text:p text:style-name="P598">SY522432409BR</text:p>
        </text:list-item>
        <text:list-item>
          <text:p text:style-name="P599">QR926429065BR</text:p>
        </text:list-item>
        <text:list-item>
          <text:p text:style-name="P600">SY528815905BR</text:p>
        </text:list-item>
        <text:list-item>
          <text:p text:style-name="P601">QR922261926BR</text:p>
        </text:list-item>
        <text:list-item>
          <text:p text:style-name="P602">SY529782829BR</text:p>
        </text:list-item>
        <text:list-item>
          <text:p text:style-name="P603">SY529653342BR</text:p>
        </text:list-item>
        <text:list-item>
          <text:p text:style-name="P604">SY522469514BR</text:p>
        </text:list-item>
        <text:list-item>
          <text:p text:style-name="P605">QR927728463BR</text:p>
        </text:list-item>
        <text:list-item>
          <text:p text:style-name="P606">QR922260695BR</text:p>
        </text:list-item>
        <text:list-item>
          <text:p text:style-name="P607">QR922263405BR</text:p>
        </text:list-item>
        <text:list-item>
          <text:p text:style-name="P608">TI937902524BR</text:p>
        </text:list-item>
        <text:list-item>
          <text:p text:style-name="P609">SY529781797BR</text:p>
        </text:list-item>
        <text:list-item>
          <text:p text:style-name="P610">QR927095797BR</text:p>
        </text:list-item>
        <text:list-item>
          <text:p text:style-name="P611">SY529820221BR</text:p>
        </text:list-item>
        <text:list-item>
          <text:p text:style-name="P612">SY529781752BR</text:p>
        </text:list-item>
        <text:list-item>
          <text:p text:style-name="P613">SY529739065BR</text:p>
        </text:list-item>
        <text:list-item>
          <text:p text:style-name="P614">QR927700978BR</text:p>
        </text:list-item>
        <text:list-item>
          <text:p text:style-name="P615">QR927111945BR</text:p>
        </text:list-item>
        <text:list-item>
          <text:p text:style-name="P616">SY529784970BR</text:p>
        </text:list-item>
        <text:list-item>
          <text:p text:style-name="P617">SY529724477BR</text:p>
        </text:list-item>
        <text:list-item>
          <text:p text:style-name="P618">QR927727074BR</text:p>
        </text:list-item>
        <text:list-item>
          <text:p text:style-name="P619">QQ450869197BR</text:p>
        </text:list-item>
        <text:list-item>
          <text:p text:style-name="P620">QQ450869210BR</text:p>
        </text:list-item>
        <text:list-item>
          <text:p text:style-name="P621">SY529807503BR</text:p>
        </text:list-item>
        <text:list-item>
          <text:p text:style-name="P622">QR927693702BR</text:p>
        </text:list-item>
        <text:list-item>
          <text:p text:style-name="P623">QR927694209BR</text:p>
        </text:list-item>
        <text:list-item>
          <text:p text:style-name="P624">QR927698713BR</text:p>
        </text:list-item>
        <text:list-item>
          <text:p text:style-name="P625">SY529820694BR</text:p>
        </text:list-item>
        <text:list-item>
          <text:p text:style-name="P626">QR927037919BR</text:p>
        </text:list-item>
        <text:list-item>
          <text:p text:style-name="P627">QR927701465BR</text:p>
        </text:list-item>
        <text:list-item>
          <text:p text:style-name="P628">QR927754066BR</text:p>
        </text:list-item>
        <text:list-item>
          <text:p text:style-name="P629">SY529790799BR</text:p>
        </text:list-item>
        <text:list-item>
          <text:p text:style-name="P630">QR927729945BR</text:p>
        </text:list-item>
        <text:list-item>
          <text:p text:style-name="P631">QR927759925BR</text:p>
        </text:list-item>
        <text:list-item>
          <text:p text:style-name="P632">QR927106795BR</text:p>
        </text:list-item>
        <text:list-item>
          <text:p text:style-name="P633">QR926379302BR</text:p>
        </text:list-item>
        <text:list-item>
          <text:p text:style-name="P634">SY522390099BR</text:p>
        </text:list-item>
        <text:list-item>
          <text:p text:style-name="P635">QR925246622BR</text:p>
        </text:list-item>
        <text:list-item>
          <text:p text:style-name="P636">SY529778815BR</text:p>
        </text:list-item>
        <text:list-item>
          <text:p text:style-name="P637">SY528678294BR</text:p>
        </text:list-item>
        <text:list-item>
          <text:p text:style-name="P638">SY528767873BR</text:p>
        </text:list-item>
        <text:list-item>
          <text:p text:style-name="P639">QR926098704BR</text:p>
        </text:list-item>
        <text:list-item>
          <text:p text:style-name="P640">QR922456012BR</text:p>
        </text:list-item>
        <text:list-item>
          <text:p text:style-name="P641">QR927114023BR</text:p>
        </text:list-item>
        <text:list-item>
          <text:p text:style-name="P642">QR927071535BR</text:p>
        </text:list-item>
        <text:list-item>
          <text:p text:style-name="P643">QR927071535BR</text:p>
        </text:list-item>
        <text:list-item>
          <text:p text:style-name="P644">QR925492892BR</text:p>
        </text:list-item>
        <text:list-item>
          <text:p text:style-name="P645">QR924874294BR</text:p>
        </text:list-item>
        <text:list-item>
          <text:p text:style-name="P646">SY522410947BR</text:p>
        </text:list-item>
        <text:list-item>
          <text:p text:style-name="P647">QR922005432BR</text:p>
        </text:list-item>
        <text:list-item>
          <text:p text:style-name="P648">SY529800363BR</text:p>
        </text:list-item>
        <text:list-item>
          <text:p text:style-name="P649">QR923148446BR</text:p>
        </text:list-item>
        <text:list-item>
          <text:p text:style-name="P650">QR922168285BR</text:p>
        </text:list-item>
        <text:list-item>
          <text:p text:style-name="P651">QR926442067BR</text:p>
        </text:list-item>
        <text:list-item>
          <text:p text:style-name="P652">QR925186455BR</text:p>
        </text:list-item>
        <text:list-item>
          <text:p text:style-name="P653">SY526980578BR</text:p>
        </text:list-item>
        <text:list-item>
          <text:p text:style-name="P654">QR927724617BR</text:p>
        </text:list-item>
        <text:list-item>
          <text:p text:style-name="P655">QR927743355BR</text:p>
        </text:list-item>
        <text:list-item>
          <text:p text:style-name="P656">SY529751472BR</text:p>
        </text:list-item>
        <text:list-item>
          <text:p text:style-name="P657">QQ450869206BR</text:p>
        </text:list-item>
        <text:list-item>
          <text:p text:style-name="P658">QR927042162BR</text:p>
        </text:list-item>
        <text:list-item>
          <text:p text:style-name="P659">QR922013677BR</text:p>
        </text:list-item>
        <text:list-item>
          <text:p text:style-name="P660">SY529688749BR</text:p>
        </text:list-item>
        <text:list-item>
          <text:p text:style-name="P661">SY522384062BR</text:p>
        </text:list-item>
        <text:list-item>
          <text:p text:style-name="P662">SY522441900BR</text:p>
        </text:list-item>
        <text:list-item>
          <text:p text:style-name="P663">QR922194104BR</text:p>
        </text:list-item>
        <text:list-item>
          <text:p text:style-name="P664">QR921992460BR</text:p>
        </text:list-item>
        <text:list-item>
          <text:p text:style-name="P665">SY526810945BR</text:p>
        </text:list-item>
        <text:list-item>
          <text:p text:style-name="P666">SY522393271BR</text:p>
        </text:list-item>
        <text:list-item>
          <text:p text:style-name="P667">SY528778828BR</text:p>
        </text:list-item>
        <text:list-item>
          <text:p text:style-name="P668">QR922204985BR</text:p>
        </text:list-item>
        <text:list-item>
          <text:p text:style-name="P669">SY528808618BR</text:p>
        </text:list-item>
        <text:list-item>
          <text:p text:style-name="P670">SY522475418BR</text:p>
        </text:list-item>
        <text:list-item>
          <text:p text:style-name="P671">QR923093552BR</text:p>
        </text:list-item>
        <text:list-item>
          <text:p text:style-name="P672">QR922370078BR</text:p>
        </text:list-item>
        <text:list-item>
          <text:p text:style-name="P673">SY528767003BR</text:p>
        </text:list-item>
        <text:list-item>
          <text:p text:style-name="P674">QR926421901BR</text:p>
        </text:list-item>
        <text:list-item>
          <text:p text:style-name="P675">QR920306085BR</text:p>
        </text:list-item>
        <text:list-item>
          <text:p text:style-name="P676">SY528771250BR</text:p>
        </text:list-item>
        <text:list-item>
          <text:p text:style-name="P677">SY528833878BR</text:p>
        </text:list-item>
        <text:list-item>
          <text:p text:style-name="P678">SY529714727BR</text:p>
        </text:list-item>
        <text:list-item>
          <text:p text:style-name="P679">QR923970590BR</text:p>
        </text:list-item>
        <text:list-item>
          <text:p text:style-name="P680">QR922174759BR</text:p>
        </text:list-item>
        <text:list-item>
          <text:p text:style-name="P681">QR924888948BR</text:p>
        </text:list-item>
        <text:list-item>
          <text:p text:style-name="P682">QR920362635BR</text:p>
        </text:list-item>
        <text:list-item>
          <text:p text:style-name="P683">QR926419633BR</text:p>
        </text:list-item>
        <text:list-item>
          <text:p text:style-name="P684">QR922435370BR</text:p>
        </text:list-item>
        <text:list-item>
          <text:p text:style-name="P685">QR924031656BR</text:p>
        </text:list-item>
        <text:list-item>
          <text:p text:style-name="P686">QR9QR92688BR</text:p>
        </text:list-item>
        <text:list-item>
          <text:p text:style-name="P687">QR927732009BR</text:p>
        </text:list-item>
        <text:list-item>
          <text:p text:style-name="P688">SY529704509BR</text:p>
        </text:list-item>
        <text:list-item>
          <text:p text:style-name="P689">27719722BR</text:p>
        </text:list-item>
        <text:list-item>
          <text:p text:style-name="P690">QR927710547BR</text:p>
        </text:list-item>
        <text:list-item>
          <text:p text:style-name="P691">QR922204861BR</text:p>
        </text:list-item>
        <text:list-item>
          <text:p text:style-name="P692">QR926375566BR</text:p>
        </text:list-item>
        <text:list-item>
          <text:p text:style-name="P693">SY529637027BR</text:p>
        </text:list-item>
        <text:list-item>
          <text:p text:style-name="P694">SY526881677BR</text:p>
        </text:list-item>
        <text:list-item>
          <text:p text:style-name="P695">QR925472031BR</text:p>
        </text:list-item>
        <text:list-item>
          <text:p text:style-name="P696">QR924837226BR</text:p>
        </text:list-item>
        <text:list-item>
          <text:p text:style-name="P697">QR926748152BR</text:p>
        </text:list-item>
        <text:list-item>
          <text:p text:style-name="P698">QR926449184BR</text:p>
        </text:list-item>
        <text:list-item>
          <text:p text:style-name="P699">SY529636446BR</text:p>
        </text:list-item>
        <text:list-item>
          <text:p text:style-name="P700">QR925496470BR</text:p>
        </text:list-item>
        <text:list-item>
          <text:p text:style-name="P701">QR925515942BR</text:p>
        </text:list-item>
        <text:list-item>
          <text:p text:style-name="P702">SY528793175BR</text:p>
        </text:list-item>
        <text:list-item>
          <text:p text:style-name="P703">SY526828274BR</text:p>
        </text:list-item>
        <text:list-item>
          <text:p text:style-name="P704">QR926447722BR</text:p>
        </text:list-item>
        <text:list-item>
          <text:p text:style-name="P705">QR925459707BR</text:p>
        </text:list-item>
        <text:list-item>
          <text:p text:style-name="P706">SY528720686BR</text:p>
        </text:list-item>
        <text:list-item>
          <text:p text:style-name="P707">QR922447846BR</text:p>
        </text:list-item>
        <text:list-item>
          <text:p text:style-name="P708">QR927713319BR</text:p>
        </text:list-item>
        <text:list-item>
          <text:p text:style-name="P709">SY529789711BR</text:p>
        </text:list-item>
        <text:list-item>
          <text:p text:style-name="P710">QR927701179BR</text:p>
        </text:list-item>
        <text:list-item>
          <text:p text:style-name="P711">QR927722219BR</text:p>
        </text:list-item>
        <text:list-item>
          <text:p text:style-name="P712">QR927056952BR</text:p>
        </text:list-item>
        <text:list-item>
          <text:p text:style-name="P713">SY529784263BR</text:p>
        </text:list-item>
        <text:list-item>
          <text:p text:style-name="P714">QR927069488BR</text:p>
        </text:list-item>
        <text:list-item>
          <text:p text:style-name="P715">QR926441061BR</text:p>
        </text:list-item>
        <text:list-item>
          <text:p text:style-name="P716">SY522443300BR</text:p>
        </text:list-item>
        <text:list-item>
          <text:p text:style-name="P717">QR922198211BR</text:p>
        </text:list-item>
        <text:list-item>
          <text:p text:style-name="P718">QR926424721BR</text:p>
        </text:list-item>
        <text:list-item>
          <text:p text:style-name="P719">QR927695337BR</text:p>
        </text:list-item>
        <text:list-item>
          <text:p text:style-name="P720">QR927730161BR</text:p>
        </text:list-item>
        <text:list-item>
          <text:p text:style-name="P721">QR927029183BR</text:p>
        </text:list-item>
        <text:list-item>
          <text:p text:style-name="P722">QR925243250BR</text:p>
        </text:list-item>
        <text:list-item>
          <text:p text:style-name="P723">QR927102325BR</text:p>
        </text:list-item>
        <text:list-item>
          <text:p text:style-name="P724">SY529730588BR</text:p>
        </text:list-item>
        <text:list-item>
          <text:p text:style-name="P725">SY529755085BR</text:p>
        </text:list-item>
        <text:list-item>
          <text:p text:style-name="P726">QR927116112BR</text:p>
        </text:list-item>
        <text:list-item>
          <text:p text:style-name="P727">QR927042975BR</text:p>
        </text:list-item>
        <text:list-item>
          <text:p text:style-name="P728">QR927084220BR</text:p>
        </text:list-item>
        <text:list-item>
          <text:p text:style-name="P729">SY529765587BR</text:p>
        </text:list-item>
        <text:list-item>
          <text:p text:style-name="P730">QR927748851BR</text:p>
        </text:list-item>
        <text:list-item>
          <text:p text:style-name="P731">QR923108861BR</text:p>
        </text:list-item>
        <text:list-item>
          <text:p text:style-name="P732">SY526830193BR</text:p>
        </text:list-item>
        <text:list-item>
          <text:p text:style-name="P733">QR922214002BR</text:p>
        </text:list-item>
        <text:list-item>
          <text:p text:style-name="P734">QR922017095BR</text:p>
        </text:list-item>
        <text:list-item>
          <text:p text:style-name="P735">QR922198857BR</text:p>
        </text:list-item>
        <text:list-item>
          <text:p text:style-name="P736">QR923156840BR</text:p>
        </text:list-item>
        <text:list-item>
          <text:p text:style-name="P737">QR921972479BR</text:p>
        </text:list-item>
        <text:list-item>
          <text:p text:style-name="P738">SY522380984BR</text:p>
        </text:list-item>
        <text:list-item>
          <text:p text:style-name="P739">QR926754609BR</text:p>
        </text:list-item>
        <text:list-item>
          <text:p text:style-name="P740">QR926120668BR</text:p>
        </text:list-item>
        <text:list-item>
          <text:p text:style-name="P741">SY528724351BR</text:p>
        </text:list-item>
        <text:list-item>
          <text:p text:style-name="P742">QR924925671BR</text:p>
        </text:list-item>
        <text:list-item>
          <text:p text:style-name="P743">QR926036126BR</text:p>
        </text:list-item>
        <text:list-item>
          <text:p text:style-name="P744">SY528745590BR</text:p>
        </text:list-item>
        <text:list-item>
          <text:p text:style-name="P745">QR922235665BR</text:p>
        </text:list-item>
        <text:list-item>
          <text:p text:style-name="P746">SY526984570BR</text:p>
        </text:list-item>
        <text:list-item>
          <text:p text:style-name="P747">QR924875887BR</text:p>
        </text:list-item>
        <text:list-item>
          <text:p text:style-name="P748">QR924898168BR</text:p>
        </text:list-item>
        <text:list-item>
          <text:p text:style-name="P749">QR922395335BR</text:p>
        </text:list-item>
        <text:list-item>
          <text:p text:style-name="P750">SY522362977BR</text:p>
        </text:list-item>
        <text:list-item>
          <text:p text:style-name="P751">QR927024760BR</text:p>
        </text:list-item>
        <text:list-item>
          <text:p text:style-name="P752">QR923118855BR</text:p>
        </text:list-item>
        <text:list-item>
          <text:p text:style-name="P753">QR921933855BR</text:p>
        </text:list-item>
        <text:list-item>
          <text:p text:style-name="P754">SY526963478BR</text:p>
        </text:list-item>
        <text:list-item>
          <text:p text:style-name="P755">QR925437661BR</text:p>
        </text:list-item>
        <text:list-item>
          <text:p text:style-name="P756">QR927723497BR</text:p>
        </text:list-item>
        <text:list-item>
          <text:p text:style-name="P757">QR922364951BR</text:p>
        </text:list-item>
        <text:list-item>
          <text:p text:style-name="P758">QR922171341BR</text:p>
        </text:list-item>
        <text:list-item>
          <text:p text:style-name="P759">SY526932100BR</text:p>
        </text:list-item>
        <text:list-item>
          <text:p text:style-name="P760">SY529768328BR</text:p>
        </text:list-item>
        <text:list-item>
          <text:p text:style-name="P761">QR927093907BR</text:p>
        </text:list-item>
        <text:list-item>
          <text:p text:style-name="P762">QR923090834BR</text:p>
        </text:list-item>
        <text:list-item>
          <text:p text:style-name="P763">QR926770181BR</text:p>
        </text:list-item>
        <text:list-item>
          <text:p text:style-name="P764">QR925213006BR</text:p>
        </text:list-item>
        <text:list-item>
          <text:p text:style-name="P765">QR924861914BR</text:p>
        </text:list-item>
        <text:list-item>
          <text:p text:style-name="P766">SY528750572BR</text:p>
        </text:list-item>
        <text:list-item>
          <text:p text:style-name="P767">SY528724348BR</text:p>
        </text:list-item>
        <text:list-item>
          <text:p text:style-name="P768">QR926765218BR</text:p>
        </text:list-item>
        <text:list-item>
          <text:p text:style-name="P769">QR925455237BR</text:p>
        </text:list-item>
        <text:list-item>
          <text:p text:style-name="P770">QR925491659BR</text:p>
        </text:list-item>
        <text:list-item>
          <text:p text:style-name="P771">QQ450869183BR</text:p>
        </text:list-item>
        <text:list-item>
          <text:p text:style-name="P772">QR924897176BR</text:p>
        </text:list-item>
        <text:list-item>
          <text:p text:style-name="P773">SY522334335BR</text:p>
        </text:list-item>
        <text:list-item>
          <text:p text:style-name="P774">QR927690635BR</text:p>
        </text:list-item>
        <text:list-item>
          <text:p text:style-name="P775">QR922221480BR</text:p>
        </text:list-item>
        <text:list-item>
          <text:p text:style-name="P776">SY522352878BR</text:p>
        </text:list-item>
        <text:list-item>
          <text:p text:style-name="P777">SY528725649BR</text:p>
        </text:list-item>
        <text:list-item>
          <text:p text:style-name="P778">QR926044357BR</text:p>
        </text:list-item>
        <text:list-item>
          <text:p text:style-name="P779">QR925504525BR</text:p>
        </text:list-item>
        <text:list-item>
          <text:p text:style-name="P780">QR923134932BR</text:p>
        </text:list-item>
        <text:list-item>
          <text:p text:style-name="P781">SY526923893BR</text:p>
        </text:list-item>
        <text:list-item>
          <text:p text:style-name="P782">QR922437747BR</text:p>
        </text:list-item>
        <text:list-item>
          <text:p text:style-name="P783">QR923146771BR</text:p>
        </text:list-item>
        <text:list-item>
          <text:p text:style-name="P784">SY529802660BR</text:p>
        </text:list-item>
        <text:list-item>
          <text:p text:style-name="P785">QR925534513BR</text:p>
        </text:list-item>
        <text:list-item>
          <text:p text:style-name="P786">SY522318704BR</text:p>
        </text:list-item>
        <text:list-item>
          <text:p text:style-name="P787">QR927751630BR</text:p>
        </text:list-item>
      </text:list>
      <text:p text:style-name="P7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6%"/>
      <style:text-properties style:font-name="Calibri Light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fo:line-height="100%"/>
      <style:text-properties style:font-name="Times New Roman" style:font-name-asian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fo:line-height="100%"/>
      <style:text-properties style:font-name="Times New Roman" style:font-name-asian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-0.3194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P12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P121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P12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P125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6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30" style:family="table-row">
      <style:table-row-properties style:min-row-height="0.1576in" style:use-optimal-row-height="false"/>
    </style:style>
    <style:style style:name="TableCell13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2" style:parent-style-name="LO-Normal" style:family="paragraph">
      <style:paragraph-properties fo:text-align="center" fo:margin-bottom="0in"/>
    </style:style>
    <style:style style:name="T13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34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text-align="center" fo:margin-bottom="0in"/>
    </style:style>
    <style:style style:name="T13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4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</style:style>
    <style:style style:name="T14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152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15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54" style:family="table-row">
      <style:table-row-properties style:min-row-height="0.1972in" style:use-optimal-row-height="false"/>
    </style:style>
    <style:style style:name="TableCell1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8" style:parent-style-name="LO-Normal" style:family="paragraph">
      <style:paragraph-properties fo:margin-bottom="0in"/>
    </style:style>
    <style:style style:name="TableRow159" style:family="table-row">
      <style:table-row-properties style:min-row-height="0.1972in" style:use-optimal-row-height="false"/>
    </style:style>
    <style:style style:name="TableCell160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1" style:parent-style-name="LO-Normal" style:family="paragraph">
      <style:paragraph-properties fo:margin-bottom="0in"/>
    </style:style>
    <style:style style:name="T162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63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4" style:parent-style-name="LO-Normal" style:family="paragraph">
      <style:paragraph-properties fo:margin-bottom="0in"/>
    </style:style>
    <style:style style:name="T16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66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69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72" style:family="table-row">
      <style:table-row-properties style:min-row-height="0.1972in" style:use-optimal-row-height="false"/>
    </style:style>
    <style:style style:name="TableCell173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4" style:parent-style-name="LO-Normal" style:family="paragraph">
      <style:paragraph-properties fo:margin-bottom="0in"/>
    </style:style>
    <style:style style:name="T17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76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7" style:parent-style-name="LO-Normal" style:family="paragraph">
      <style:paragraph-properties fo:margin-bottom="0in"/>
    </style:style>
    <style:style style:name="T17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79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paragraph-properties fo:margin-bottom="0in"/>
    </style:style>
    <style:style style:name="T181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82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margin-bottom="0in"/>
    </style:style>
    <style:style style:name="T18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85" style:family="table-row">
      <style:table-row-properties style:row-height="0.0694in" style:use-optimal-row-height="false"/>
    </style:style>
    <style:style style:name="TableCell18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8" style:family="table-row">
      <style:table-row-properties style:row-height="0.1576in" style:use-optimal-row-height="false"/>
    </style:style>
    <style:style style:name="TableCell189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90" style:parent-style-name="LO-Normal" style:family="paragraph">
      <style:paragraph-properties fo:text-align="center" fo:margin-bottom="0in"/>
    </style:style>
    <style:style style:name="T19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92" style:family="table-row">
      <style:table-row-properties style:row-height="0.1576in" style:use-optimal-row-height="false"/>
    </style:style>
    <style:style style:name="TableCell193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6" style:parent-style-name="LO-Normal" style:family="paragraph">
      <style:paragraph-properties fo:text-align="center" fo:margin-bottom="0in"/>
    </style:style>
    <style:style style:name="T19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8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20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201" style:parent-style-name="LO-Normal" style:family="paragraph">
      <style:paragraph-properties fo:text-align="center" fo:margin-bottom="0in"/>
    </style:style>
    <style:style style:name="T20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203" style:family="table-row">
      <style:table-row-properties style:row-height="0.1965in" style:use-optimal-row-height="false"/>
    </style:style>
    <style:style style:name="TableCell20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margin-bottom="0in"/>
    </style:style>
    <style:style style:name="TableCell20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7" style:parent-style-name="LO-Normal" style:family="paragraph">
      <style:paragraph-properties fo:text-align="center" fo:margin-bottom="0in"/>
    </style:style>
    <style:style style:name="TableRow208" style:family="table-row">
      <style:table-row-properties style:min-row-height="0.1965in" style:use-optimal-row-height="false"/>
    </style:style>
    <style:style style:name="TableCell209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10" style:parent-style-name="LO-Normal" style:family="paragraph">
      <style:paragraph-properties fo:margin-bottom="0in"/>
    </style:style>
    <style:style style:name="TableCell211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12" style:parent-style-name="LO-Normal" style:family="paragraph">
      <style:paragraph-properties fo:text-align="center" fo:margin-bottom="0in"/>
    </style:style>
    <style:style style:name="P213" style:parent-style-name="LO-Normal" style:family="paragraph">
      <style:paragraph-properties fo:margin-bottom="0in" fo:margin-right="-1.1812in"/>
    </style:style>
    <style:style style:name="T21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215" style:parent-style-name="LO-Normal" style:family="paragraph">
      <style:paragraph-properties fo:margin-bottom="0in" fo:margin-right="-1.1812in"/>
    </style:style>
    <style:style style:name="TableColumn217" style:family="table-column">
      <style:table-column-properties style:column-width="0.0527in" style:use-optimal-column-width="false"/>
    </style:style>
    <style:style style:name="TableColumn218" style:family="table-column">
      <style:table-column-properties style:column-width="0.1972in" style:use-optimal-column-width="false"/>
    </style:style>
    <style:style style:name="TableColumn219" style:family="table-column">
      <style:table-column-properties style:column-width="0.8861in" style:use-optimal-column-width="false"/>
    </style:style>
    <style:style style:name="TableColumn220" style:family="table-column">
      <style:table-column-properties style:column-width="0.0527in" style:use-optimal-column-width="false"/>
    </style:style>
    <style:style style:name="TableColumn221" style:family="table-column">
      <style:table-column-properties style:column-width="0.1437in" style:use-optimal-column-width="false"/>
    </style:style>
    <style:style style:name="TableColumn222" style:family="table-column">
      <style:table-column-properties style:column-width="0.2423in" style:use-optimal-column-width="false"/>
    </style:style>
    <style:style style:name="TableColumn223" style:family="table-column">
      <style:table-column-properties style:column-width="0.0986in" style:use-optimal-column-width="false"/>
    </style:style>
    <style:style style:name="TableColumn224" style:family="table-column">
      <style:table-column-properties style:column-width="0.4895in" style:use-optimal-column-width="false"/>
    </style:style>
    <style:style style:name="TableColumn225" style:family="table-column">
      <style:table-column-properties style:column-width="0.0187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361in" style:use-optimal-column-width="false"/>
    </style:style>
    <style:style style:name="TableColumn228" style:family="table-column">
      <style:table-column-properties style:column-width="0.0611in" style:use-optimal-column-width="false"/>
    </style:style>
    <style:style style:name="TableColumn229" style:family="table-column">
      <style:table-column-properties style:column-width="0.2951in" style:use-optimal-column-width="false"/>
    </style:style>
    <style:style style:name="TableColumn230" style:family="table-column">
      <style:table-column-properties style:column-width="1.0756in" style:use-optimal-column-width="false"/>
    </style:style>
    <style:style style:name="TableColumn231" style:family="table-column">
      <style:table-column-properties style:column-width="0.1965in" style:use-optimal-column-width="false"/>
    </style:style>
    <style:style style:name="TableColumn232" style:family="table-column">
      <style:table-column-properties style:column-width="0.1201in" style:use-optimal-column-width="false"/>
    </style:style>
    <style:style style:name="TableColumn233" style:family="table-column">
      <style:table-column-properties style:column-width="0.1826in" style:use-optimal-column-width="false"/>
    </style:style>
    <style:style style:name="TableColumn234" style:family="table-column">
      <style:table-column-properties style:column-width="0.5465in" style:use-optimal-column-width="false"/>
    </style:style>
    <style:style style:name="TableColumn235" style:family="table-column">
      <style:table-column-properties style:column-width="0.0895in" style:use-optimal-column-width="false"/>
    </style:style>
    <style:style style:name="TableColumn236" style:family="table-column">
      <style:table-column-properties style:column-width="0.1972in" style:use-optimal-column-width="false"/>
    </style:style>
    <style:style style:name="TableColumn237" style:family="table-column">
      <style:table-column-properties style:column-width="0.2951in" style:use-optimal-column-width="false"/>
    </style:style>
    <style:style style:name="TableColumn238" style:family="table-column">
      <style:table-column-properties style:column-width="1.3923in" style:use-optimal-column-width="false"/>
    </style:style>
    <style:style style:name="TableColumn239" style:family="table-column">
      <style:table-column-properties style:column-width="0.1826in" style:use-optimal-column-width="false"/>
    </style:style>
    <style:style style:name="TableColumn240" style:family="table-column">
      <style:table-column-properties style:column-width="0.8333in" style:use-optimal-column-width="false"/>
    </style:style>
    <style:style style:name="Table216" style:family="table">
      <style:table-properties style:width="7.8756in" fo:margin-left="0in" table:align="center"/>
    </style:style>
    <style:style style:name="TableRow241" style:family="table-row">
      <style:table-row-properties style:min-row-height="0.1965in" style:use-optimal-row-height="false"/>
    </style:style>
    <style:style style:name="TableCell242" style:family="table-cell">
      <style:table-cell-properties fo:border="none" style:writing-mode="lr-tb" fo:padding-top="0in" fo:padding-left="0.0069in" fo:padding-bottom="0in" fo:padding-right="0.0069in"/>
    </style:style>
    <style:style style:name="P243" style:parent-style-name="LO-Normal" style:family="paragraph">
      <style:paragraph-properties fo:text-align="center" fo:margin-bottom="0in"/>
    </style:style>
    <style:style style:name="TableCell244" style:family="table-cell">
      <style:table-cell-properties fo:border="none" style:writing-mode="lr-tb" fo:padding-top="0in" fo:padding-left="0.0069in" fo:padding-bottom="0in" fo:padding-right="0.0069in"/>
    </style:style>
    <style:style style:name="P245" style:parent-style-name="LO-Normal" style:family="paragraph">
      <style:paragraph-properties fo:text-align="center" fo:margin-bottom="0in"/>
    </style:style>
    <style:style style:name="TableCell246" style:family="table-cell">
      <style:table-cell-properties fo:border="none" style:writing-mode="lr-tb" fo:padding-top="0in" fo:padding-left="0.0069in" fo:padding-bottom="0in" fo:padding-right="0.0069in"/>
    </style:style>
    <style:style style:name="P247" style:parent-style-name="LO-Normal" style:family="paragraph">
      <style:paragraph-properties fo:text-align="center" fo:margin-bottom="0in"/>
    </style:style>
    <style:style style:name="TableCell248" style:family="table-cell">
      <style:table-cell-properties fo:border="none" style:writing-mode="lr-tb" fo:padding-top="0in" fo:padding-left="0.0069in" fo:padding-bottom="0in" fo:padding-right="0.0069in"/>
    </style:style>
    <style:style style:name="P249" style:parent-style-name="LO-Normal" style:family="paragraph">
      <style:paragraph-properties fo:text-align="center" fo:margin-bottom="0in"/>
    </style:style>
    <style:style style:name="TableCell250" style:family="table-cell">
      <style:table-cell-properties fo:border="none" style:writing-mode="lr-tb" fo:padding-top="0in" fo:padding-left="0.0069in" fo:padding-bottom="0in" fo:padding-right="0.0069in"/>
    </style:style>
    <style:style style:name="P251" style:parent-style-name="LO-Normal" style:family="paragraph">
      <style:paragraph-properties fo:text-align="center" fo:margin-bottom="0in"/>
    </style:style>
    <style:style style:name="TableCell252" style:family="table-cell">
      <style:table-cell-properties fo:border="none" style:writing-mode="lr-tb" fo:padding-top="0in" fo:padding-left="0.0069in" fo:padding-bottom="0in" fo:padding-right="0.0069in"/>
    </style:style>
    <style:style style:name="P253" style:parent-style-name="LO-Normal" style:family="paragraph">
      <style:paragraph-properties fo:text-align="center" fo:margin-bottom="0in"/>
    </style:style>
    <style:style style:name="TableCell254" style:family="table-cell">
      <style:table-cell-properties fo:border="none" style:writing-mode="lr-tb" fo:padding-top="0in" fo:padding-left="0.0069in" fo:padding-bottom="0in" fo:padding-right="0.0069in"/>
    </style:style>
    <style:style style:name="P255" style:parent-style-name="LO-Normal" style:family="paragraph">
      <style:paragraph-properties fo:text-align="center" fo:margin-bottom="0in"/>
    </style:style>
    <style:style style:name="TableCell256" style:family="table-cell">
      <style:table-cell-properties fo:border="none" style:writing-mode="lr-tb" fo:padding-top="0in" fo:padding-left="0.0069in" fo:padding-bottom="0in" fo:padding-right="0.0069in"/>
    </style:style>
    <style:style style:name="P257" style:parent-style-name="LO-Normal" style:family="paragraph">
      <style:paragraph-properties fo:text-align="center" fo:margin-bottom="0in"/>
    </style:style>
    <style:style style:name="TableCell258" style:family="table-cell">
      <style:table-cell-properties fo:border="none" style:writing-mode="lr-tb" fo:padding-top="0in" fo:padding-left="0.0069in" fo:padding-bottom="0in" fo:padding-right="0.0069in"/>
    </style:style>
    <style:style style:name="P259" style:parent-style-name="LO-Normal" style:family="paragraph">
      <style:paragraph-properties fo:text-align="center" fo:margin-bottom="0in"/>
    </style:style>
    <style:style style:name="TableCell260" style:family="table-cell">
      <style:table-cell-properties fo:border="none" style:writing-mode="lr-tb" fo:padding-top="0in" fo:padding-left="0.0069in" fo:padding-bottom="0in" fo:padding-right="0.0069in"/>
    </style:style>
    <style:style style:name="P261" style:parent-style-name="LO-Normal" style:family="paragraph">
      <style:paragraph-properties fo:text-align="center" fo:margin-bottom="0in"/>
    </style:style>
    <style:style style:name="TableCell262" style:family="table-cell">
      <style:table-cell-properties fo:border="none" style:writing-mode="lr-tb" fo:padding-top="0in" fo:padding-left="0.0069in" fo:padding-bottom="0in" fo:padding-right="0.0069in"/>
    </style:style>
    <style:style style:name="P263" style:parent-style-name="LO-Normal" style:family="paragraph">
      <style:paragraph-properties fo:text-align="center" fo:margin-bottom="0in"/>
    </style:style>
    <style:style style:name="TableCell264" style:family="table-cell">
      <style:table-cell-properties fo:border="none" style:writing-mode="lr-tb" fo:padding-top="0in" fo:padding-left="0.0069in" fo:padding-bottom="0in" fo:padding-right="0.0069in"/>
    </style:style>
    <style:style style:name="P265" style:parent-style-name="LO-Normal" style:family="paragraph">
      <style:paragraph-properties fo:text-align="center" fo:margin-bottom="0in"/>
    </style:style>
    <style:style style:name="TableCell266" style:family="table-cell">
      <style:table-cell-properties fo:border="none" style:writing-mode="lr-tb" fo:padding-top="0in" fo:padding-left="0.0069in" fo:padding-bottom="0in" fo:padding-right="0.0069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fo:padding-top="0in" fo:padding-left="0.0069in" fo:padding-bottom="0in" fo:padding-right="0.0069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fo:padding-top="0in" fo:padding-left="0.0069in" fo:padding-bottom="0in" fo:padding-right="0.0069in"/>
    </style:style>
    <style:style style:name="P271" style:parent-style-name="LO-Normal" style:family="paragraph">
      <style:paragraph-properties fo:text-align="center" fo:margin-bottom="0in"/>
    </style:style>
    <style:style style:name="TableRow272" style:family="table-row">
      <style:table-row-properties style:row-height="0.3097in" style:use-optimal-row-height="false"/>
    </style:style>
    <style:style style:name="TableCell27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74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ableCell2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8" style:parent-style-name="LO-Normal" style:family="paragraph">
      <style:paragraph-properties fo:margin-bottom="0in"/>
    </style:style>
    <style:style style:name="T279" style:parent-style-name="Fonteparág.padrão" style:family="text">
      <style:text-properties fo:font-size="9pt" style:font-size-asian="9pt" style:font-size-complex="9pt"/>
    </style:style>
    <style:style style:name="TableCell2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ableCell28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3" style:parent-style-name="LO-Normal" style:family="paragraph">
      <style:paragraph-properties fo:text-align="center" fo:margin-bottom="0in"/>
    </style:style>
    <style:style style:name="T284" style:parent-style-name="Fonteparág.padrão" style:family="text">
      <style:text-properties fo:font-size="8pt" style:font-size-asian="8pt" style:font-size-complex="9pt"/>
    </style:style>
    <style:style style:name="TableCell28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paragraph-properties fo:text-align="center" fo:margin-bottom="0in"/>
    </style:style>
    <style:style style:name="TableCell28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paragraph-properties fo:text-align="center" fo:margin-bottom="0in"/>
    </style:style>
    <style:style style:name="T289" style:parent-style-name="Fonteparág.padrão" style:family="text">
      <style:text-properties fo:font-size="8pt" style:font-size-asian="8pt" style:font-size-complex="9pt"/>
    </style:style>
    <style:style style:name="TableCell29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91" style:parent-style-name="LO-Normal" style:family="paragraph">
      <style:paragraph-properties fo:text-align="center" fo:margin-bottom="0in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Row296" style:family="table-row">
      <style:table-row-properties style:row-height="0.1597in" style:use-optimal-row-height="false"/>
    </style:style>
    <style:style style:name="TableCell29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8" style:parent-style-name="LO-Normal" style:family="paragraph">
      <style:text-properties fo:font-size="9pt" style:font-size-asian="9pt" style:font-size-complex="9pt"/>
    </style:style>
    <style:style style:name="TableCell29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0" style:parent-style-name="LO-Normal" style:family="paragraph">
      <style:text-properties fo:font-size="9pt" style:font-size-asian="9pt" style:font-size-complex="9pt"/>
    </style:style>
    <style:style style:name="TableCell3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2" style:parent-style-name="LO-Normal" style:family="paragraph">
      <style:text-properties fo:font-size="9pt" style:font-size-asian="9pt" style:font-size-complex="9pt"/>
    </style:style>
    <style:style style:name="TableCell30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4" style:parent-style-name="LO-Normal" style:family="paragraph">
      <style:text-properties fo:font-size="9pt" style:font-size-asian="9pt" style:font-size-complex="9pt"/>
    </style:style>
    <style:style style:name="TableCell30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6" style:parent-style-name="LO-Normal" style:family="paragraph">
      <style:text-properties fo:font-size="9pt" style:font-size-asian="9pt" style:font-size-complex="9pt"/>
    </style:style>
    <style:style style:name="TableCell30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8" style:parent-style-name="LO-Normal" style:family="paragraph">
      <style:text-properties fo:font-size="9pt" style:font-size-asian="9pt" style:font-size-complex="9pt"/>
    </style:style>
    <style:style style:name="TableCell30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10" style:parent-style-name="LO-Normal" style:family="paragraph">
      <style:text-properties fo:font-size="9pt" style:font-size-asian="9pt" style:font-size-complex="9pt"/>
    </style:style>
    <style:style style:name="TableCell31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1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1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61312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4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n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  <text:p text:style-name="P119"/>
              <text:p text:style-name="P120"/>
              <text:p text:style-name="P121"/>
              <text:p text:style-name="P122"/>
              <text:p text:style-name="P123"/>
              <text:p text:style-name="P124"/>
              <text:p text:style-name="P125"/>
            </table:table-cell>
            <table:covered-table-cell/>
            <table:covered-table-cell/>
            <table:table-cell table:style-name="TableCell126">
              <text:p text:style-name="P127"/>
            </table:table-cell>
            <table:table-cell table:style-name="TableCell128" table:number-columns-spanned="4">
              <text:p text:style-name="P129"/>
            </table:table-cell>
            <table:covered-table-cell/>
            <table:covered-table-cell/>
            <table:covered-table-cell/>
          </table:table-row>
          <table:table-row table:style-name="TableRow130">
            <table:table-cell table:style-name="TableCell131" table:number-columns-spanned="3">
              <text:p text:style-name="P132"><text:span text:style-name="T133">R E M E T E N T E</text:span></text:p>
            </table:table-cell>
            <table:covered-table-cell/>
            <table:covered-table-cell/>
            <table:table-cell table:style-name="TableCell134" table:number-rows-spanned="6">
              <text:p text:style-name="P135"/>
            </table:table-cell>
            <table:table-cell table:style-name="TableCell136" table:number-columns-spanned="4">
              <text:p text:style-name="P137"><text:span text:style-name="T138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NOME: correios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<text:span text:style-name="T149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><text:span text:style-name="T152">ENDEREÇO: rodovia Alberto hinoto<text:s/></text:span><text:span text:style-name="T153">3385<text:s/></text:span></text:p>
            </table:table-cell>
            <table:covered-table-cell/>
            <table:covered-table-cell/>
            <table:covered-table-cell/>
          </table:table-row>
          <table:table-row table:style-name="TableRow154">
            <table:table-cell table:style-name="TableCell155" table:number-columns-spanned="3">
              <text:p text:style-name="P156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7" table:number-columns-spanned="4">
              <text:p text:style-name="P158"/>
            </table:table-cell>
            <table:covered-table-cell/>
            <table:covered-table-cell/>
            <table:covered-table-cell/>
          </table:table-row>
          <table:table-row table:style-name="TableRow159">
            <table:table-cell table:style-name="TableCell160" table:number-columns-spanned="2">
              <text:p text:style-name="P161"><text:span text:style-name="T162">CIDADE: ARUJÁ</text:span></text:p>
            </table:table-cell>
            <table:covered-table-cell/>
            <table:table-cell table:style-name="TableCell163">
              <text:p text:style-name="P164"><text:span text:style-name="T165">UF: SP</text:span></text:p>
            </table:table-cell>
            <table:covered-table-cell>
              <text:p text:style-name="Normal"/>
            </table:covered-table-cell>
            <table:table-cell table:style-name="TableCell166" table:number-columns-spanned="3">
              <text:p text:style-name="P167"><text:span text:style-name="T168">CIDADE: Itaquaquecetuba</text:span></text:p>
            </table:table-cell>
            <table:covered-table-cell/>
            <table:covered-table-cell/>
            <table:table-cell table:style-name="TableCell169">
              <text:p text:style-name="P170"><text:span text:style-name="T171">UF: <text:s/>SP</text:span></text:p>
            </table:table-cell>
          </table:table-row>
          <table:table-row table:style-name="TableRow172">
            <table:table-cell table:style-name="TableCell173">
              <text:p text:style-name="P174"><text:span text:style-name="T175">CEP: 07401-075</text:span></text:p>
            </table:table-cell>
            <table:table-cell table:style-name="TableCell176" table:number-columns-spanned="2">
              <text:p text:style-name="P177"><text:span text:style-name="T178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9" table:number-columns-spanned="2">
              <text:p text:style-name="P180"><text:span text:style-name="T181">CEP:08589310</text:span></text:p>
            </table:table-cell>
            <table:covered-table-cell/>
            <table:table-cell table:style-name="TableCell182" table:number-columns-spanned="2">
              <text:p text:style-name="P183"><text:span text:style-name="T184">CPF/CNPJ/DOC.ESTRANGEIRO:<text:s/></text:span></text:p>
            </table:table-cell>
            <table:covered-table-cell/>
          </table:table-row>
          <table:table-row table:style-name="TableRow185">
            <table:table-cell table:style-name="TableCell186" table:number-columns-spanned="8">
              <text:p text:style-name="P18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8">
            <table:table-cell table:style-name="TableCell189" table:number-columns-spanned="8">
              <text:p text:style-name="P190"><text:span text:style-name="T191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92">
            <table:table-cell table:style-name="TableCell193" table:number-columns-spanned="5">
              <text:p text:style-name="P194"><text:span text:style-name="T195">RASTREIOS</text:span></text:p>
              <text:p text:style-name="P196"><text:span text:style-name="T197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<text:span text:style-name="T200">DECLARAÇÕES</text:span></text:p>
              <text:p text:style-name="P201"><text:span text:style-name="T202">VALOR</text:span></text:p>
            </table:table-cell>
            <table:covered-table-cell/>
            <table:covered-table-cell/>
          </table:table-row>
          <table:table-row table:style-name="TableRow203">
            <table:table-cell table:style-name="TableCell204" table:number-columns-spanned="5">
              <text:p text:style-name="P205">242 Mercado<text:s/>Livre (1°Carro)</text:p>
            </table:table-cell>
            <table:covered-table-cell/>
            <table:covered-table-cell/>
            <table:covered-table-cell/>
            <table:covered-table-cell/>
            <table:table-cell table:style-name="TableCell206" table:number-columns-spanned="3">
              <text:p text:style-name="P207">0</text:p>
            </table:table-cell>
            <table:covered-table-cell/>
            <table:covered-table-cell/>
          </table:table-row>
          <table:table-row table:style-name="TableRow208">
            <table:table-cell table:style-name="TableCell209" table:number-columns-spanned="5">
              <text:p text:style-name="P210">232<text:s/>Mercado Livre (2°Carro)</text:p>
            </table:table-cell>
            <table:covered-table-cell/>
            <table:covered-table-cell/>
            <table:covered-table-cell/>
            <table:covered-table-cell/>
            <table:table-cell table:style-name="TableCell211" table:number-columns-spanned="3">
              <text:p text:style-name="P212">5</text:p>
            </table:table-cell>
            <table:covered-table-cell/>
            <table:covered-table-cell/>
          </table:table-row>
        </table:table>
        <text:p text:style-name="P213"><text:span text:style-name="T214"><draw:frame draw:z-index="251663360" draw:style-name="a2" draw:name="Imagem 2" text:anchor-type="paragraph" svg:x="0.15833in" svg:y="-2.79236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P215"/>
      </style:header>
      <style:footer>
        <text:p text:style-name="Rodapé"/>
        <table:table table:style-name="Table216">
          <table:table-columns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  <table:table-column table:style-name="TableColumn234"/>
            <table:table-column table:style-name="TableColumn235"/>
            <table:table-column table:style-name="TableColumn236"/>
            <table:table-column table:style-name="TableColumn237"/>
            <table:table-column table:style-name="TableColumn238"/>
            <table:table-column table:style-name="TableColumn239"/>
            <table:table-column table:style-name="TableColumn240"/>
          </table:table-columns>
          <table:table-row table:style-name="TableRow241">
            <table:table-cell table:style-name="TableCell242" table:number-columns-spanned="2">
              <text:p text:style-name="P243"/>
            </table:table-cell>
            <table:covered-table-cell/>
            <table:table-cell table:style-name="TableCell244">
              <text:p text:style-name="P245"/>
            </table:table-cell>
            <table:table-cell table:style-name="TableCell246">
              <text:p text:style-name="P247"/>
            </table:table-cell>
            <table:table-cell table:style-name="TableCell248">
              <text:p text:style-name="P249"/>
            </table:table-cell>
            <table:table-cell table:style-name="TableCell250" table:number-columns-spanned="4">
              <text:p text:style-name="P251"/>
            </table:table-cell>
            <table:covered-table-cell/>
            <table:covered-table-cell/>
            <table:covered-table-cell/>
            <table:table-cell table:style-name="TableCell252">
              <text:p text:style-name="P253"/>
            </table:table-cell>
            <table:table-cell table:style-name="TableCell254" table:number-columns-spanned="2">
              <text:p text:style-name="P255"/>
            </table:table-cell>
            <table:covered-table-cell/>
            <table:table-cell table:style-name="TableCell256">
              <text:p text:style-name="P257"/>
            </table:table-cell>
            <table:table-cell table:style-name="TableCell258" table:number-columns-spanned="3">
              <text:p text:style-name="P259"/>
            </table:table-cell>
            <table:covered-table-cell/>
            <table:covered-table-cell/>
            <table:table-cell table:style-name="TableCell260">
              <text:p text:style-name="P261"/>
            </table:table-cell>
            <table:table-cell table:style-name="TableCell262" table:number-columns-spanned="3">
              <text:p text:style-name="P263"/>
            </table:table-cell>
            <table:covered-table-cell/>
            <table:covered-table-cell/>
            <table:table-cell table:style-name="TableCell264">
              <text:p text:style-name="P265"/>
            </table:table-cell>
            <table:table-cell table:style-name="TableCell266">
              <text:p text:style-name="P267"/>
            </table:table-cell>
            <table:table-cell table:style-name="TableCell268">
              <text:p text:style-name="P269"/>
            </table:table-cell>
            <table:table-cell table:style-name="TableCell270">
              <text:p text:style-name="P271"/>
            </table:table-cell>
          </table:table-row>
          <table:table-row table:style-name="TableRow272">
            <table:table-cell table:style-name="TableCell273">
              <text:p text:style-name="LO-Normal"><text:span text:style-name="T274"><draw:connector draw:type="line" svg:x1="-0.0125in" svg:y1="-0.04514in" svg:x2="7.85139in" svg:y2="-0.04514in" draw:z-index="251665408" draw:id="id1" draw:style-name="a3" draw:name="Conector reto 4" text:anchor-type="paragraph"><svg:title/><svg:desc/></draw:connector></text:span></text:p>
            </table:table-cell>
            <table:table-cell table:style-name="TableCell275" table:number-columns-spanned="5">
              <text:p text:style-name="P276">Arujá</text:p>
            </table:table-cell>
            <table:covered-table-cell/>
            <table:covered-table-cell/>
            <table:covered-table-cell/>
            <table:covered-table-cell/>
            <table:table-cell table:style-name="TableCell277">
              <text:p text:style-name="P278"><text:span text:style-name="T279">,</text:span></text:p>
            </table:table-cell>
            <table:table-cell table:style-name="TableCell280">
              <text:p text:style-name="P281">24</text:p>
            </table:table-cell>
            <table:table-cell table:style-name="TableCell282" table:number-columns-spanned="3">
              <text:p text:style-name="P283"><text:span text:style-name="T284">de</text:span></text:p>
            </table:table-cell>
            <table:covered-table-cell/>
            <table:covered-table-cell/>
            <table:table-cell table:style-name="TableCell285" table:number-columns-spanned="3">
              <text:p text:style-name="P286">Junho</text:p>
            </table:table-cell>
            <table:covered-table-cell/>
            <table:covered-table-cell/>
            <table:table-cell table:style-name="TableCell287">
              <text:p text:style-name="P288"><text:span text:style-name="T289">de</text:span></text:p>
            </table:table-cell>
            <table:table-cell table:style-name="TableCell290" table:number-columns-spanned="3">
              <text:p text:style-name="P291">2024</text:p>
            </table:table-cell>
            <table:covered-table-cell/>
            <table:covered-table-cell/>
            <table:table-cell table:style-name="TableCell292" table:number-rows-spanned="2">
              <text:p text:style-name="P293"/>
            </table:table-cell>
            <table:table-cell table:style-name="TableCell294" table:number-columns-spanned="5">
              <text:p text:style-name="P295"/>
            </table:table-cell>
            <table:covered-table-cell/>
            <table:covered-table-cell/>
            <table:covered-table-cell/>
            <table:covered-table-cell/>
          </table:table-row>
          <table:table-row table:style-name="TableRow296">
            <table:table-cell table:style-name="TableCell297">
              <text:p text:style-name="P298"/>
            </table:table-cell>
            <table:table-cell table:style-name="TableCell299" table:number-columns-spanned="5">
              <text:p text:style-name="P300"/>
            </table:table-cell>
            <table:covered-table-cell/>
            <table:covered-table-cell/>
            <table:covered-table-cell/>
            <table:covered-table-cell/>
            <table:table-cell table:style-name="TableCell301">
              <text:p text:style-name="P302"/>
            </table:table-cell>
            <table:table-cell table:style-name="TableCell303">
              <text:p text:style-name="P304"/>
            </table:table-cell>
            <table:table-cell table:style-name="TableCell305" table:number-columns-spanned="3">
              <text:p text:style-name="P306"/>
            </table:table-cell>
            <table:covered-table-cell/>
            <table:covered-table-cell/>
            <table:table-cell table:style-name="TableCell307" table:number-columns-spanned="3">
              <text:p text:style-name="P308"/>
            </table:table-cell>
            <table:covered-table-cell/>
            <table:covered-table-cell/>
            <table:table-cell table:style-name="TableCell309">
              <text:p text:style-name="P310"/>
            </table:table-cell>
            <table:table-cell table:style-name="TableCell311" table:number-columns-spanned="3">
              <text:p text:style-name="P31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1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6-24T13:28:00Z</meta:creation-date>
    <dc:date>2024-06-24T18:53:00Z</dc:date>
    <meta:print-date>2024-06-22T13:57:00Z</meta:print-date>
    <meta:template xlink:href="Normal" xlink:type="simple"/>
    <meta:editing-cycles>4</meta:editing-cycles>
    <meta:editing-duration>PT13620S</meta:editing-duration>
    <meta:document-statistic meta:page-count="2" meta:paragraph-count="13" meta:word-count="1036" meta:character-count="6620" meta:row-count="46" meta:non-whitespace-character-count="5597"/>
  </office:meta>
</office:document-meta>
</file>